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259cm" table:align="center"/>
    </style:style>
    <style:style style:name="Tabla1.A" style:family="table-column">
      <style:table-column-properties style:column-width="13.259cm"/>
    </style:style>
    <style:style style:name="Tabla2" style:family="table">
      <style:table-properties style:width="13.217cm" table:align="center"/>
    </style:style>
    <style:style style:name="Tabla2.A" style:family="table-column">
      <style:table-column-properties style:column-width="13.217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12.222cm" table:align="center"/>
    </style:style>
    <style:style style:name="Tabla3.A" style:family="table-column">
      <style:table-column-properties style:column-width="0.716cm"/>
    </style:style>
    <style:style style:name="Tabla3.B" style:family="table-column">
      <style:table-column-properties style:column-width="0.766cm"/>
    </style:style>
    <style:style style:name="Tabla3.C" style:family="table-column">
      <style:table-column-properties style:column-width="1.519cm"/>
    </style:style>
    <style:style style:name="Tabla3.D" style:family="table-column">
      <style:table-column-properties style:column-width="1.512cm"/>
    </style:style>
    <style:style style:name="Tabla3.F" style:family="table-column">
      <style:table-column-properties style:column-width="6.198cm"/>
    </style:style>
    <style:style style:name="Tabla3.A1" style:family="table-cell">
      <style:table-cell-properties style:vertical-align="middle"/>
    </style:style>
    <style:style style:name="Tabla4" style:family="table">
      <style:table-properties style:width="11.165cm" table:align="center"/>
    </style:style>
    <style:style style:name="Tabla4.A" style:family="table-column">
      <style:table-column-properties style:column-width="0.716cm"/>
    </style:style>
    <style:style style:name="Tabla4.B" style:family="table-column">
      <style:table-column-properties style:column-width="0.766cm"/>
    </style:style>
    <style:style style:name="Tabla4.C" style:family="table-column">
      <style:table-column-properties style:column-width="1.519cm"/>
    </style:style>
    <style:style style:name="Tabla4.D" style:family="table-column">
      <style:table-column-properties style:column-width="1.512cm"/>
    </style:style>
    <style:style style:name="Tabla4.F" style:family="table-column">
      <style:table-column-properties style:column-width="5.142cm"/>
    </style:style>
    <style:style style:name="Tabla4.A1" style:family="table-cell">
      <style:table-cell-properties style:vertical-align="middle"/>
    </style:style>
    <style:style style:name="Tabla5" style:family="table">
      <style:table-properties style:width="8.719cm" table:align="center"/>
    </style:style>
    <style:style style:name="Tabla5.A" style:family="table-column">
      <style:table-column-properties style:column-width="0.716cm"/>
    </style:style>
    <style:style style:name="Tabla5.B" style:family="table-column">
      <style:table-column-properties style:column-width="0.766cm"/>
    </style:style>
    <style:style style:name="Tabla5.C" style:family="table-column">
      <style:table-column-properties style:column-width="1.519cm"/>
    </style:style>
    <style:style style:name="Tabla5.D" style:family="table-column">
      <style:table-column-properties style:column-width="1.512cm"/>
    </style:style>
    <style:style style:name="Tabla5.F" style:family="table-column">
      <style:table-column-properties style:column-width="2.695cm"/>
    </style:style>
    <style:style style:name="Tabla5.A1" style:family="table-cell">
      <style:table-cell-properties style:vertical-align="middle"/>
    </style:style>
    <style:style style:name="Tabla6" style:family="table">
      <style:table-properties style:width="13.174cm" table:align="center"/>
    </style:style>
    <style:style style:name="Tabla6.A" style:family="table-column">
      <style:table-column-properties style:column-width="0.716cm"/>
    </style:style>
    <style:style style:name="Tabla6.B" style:family="table-column">
      <style:table-column-properties style:column-width="0.766cm"/>
    </style:style>
    <style:style style:name="Tabla6.C" style:family="table-column">
      <style:table-column-properties style:column-width="1.519cm"/>
    </style:style>
    <style:style style:name="Tabla6.D" style:family="table-column">
      <style:table-column-properties style:column-width="1.512cm"/>
    </style:style>
    <style:style style:name="Tabla6.F" style:family="table-column">
      <style:table-column-properties style:column-width="7.151cm"/>
    </style:style>
    <style:style style:name="Tabla6.A1" style:family="table-cell">
      <style:table-cell-properties style:vertical-align="middle"/>
    </style:style>
    <style:style style:name="Tabla7" style:family="table">
      <style:table-properties style:width="8.213cm" table:align="center"/>
    </style:style>
    <style:style style:name="Tabla7.A" style:family="table-column">
      <style:table-column-properties style:column-width="0.716cm"/>
    </style:style>
    <style:style style:name="Tabla7.B" style:family="table-column">
      <style:table-column-properties style:column-width="0.766cm"/>
    </style:style>
    <style:style style:name="Tabla7.C" style:family="table-column">
      <style:table-column-properties style:column-width="1.519cm"/>
    </style:style>
    <style:style style:name="Tabla7.D" style:family="table-column">
      <style:table-column-properties style:column-width="1.512cm"/>
    </style:style>
    <style:style style:name="Tabla7.F" style:family="table-column">
      <style:table-column-properties style:column-width="2.189cm"/>
    </style:style>
    <style:style style:name="Tabla7.A1" style:family="table-cell">
      <style:table-cell-properties style:vertical-align="middle"/>
    </style:style>
    <style:style style:name="Tabla8" style:family="table">
      <style:table-properties style:width="11.936cm" table:align="center"/>
    </style:style>
    <style:style style:name="Tabla8.A" style:family="table-column">
      <style:table-column-properties style:column-width="0.716cm"/>
    </style:style>
    <style:style style:name="Tabla8.B" style:family="table-column">
      <style:table-column-properties style:column-width="0.766cm"/>
    </style:style>
    <style:style style:name="Tabla8.C" style:family="table-column">
      <style:table-column-properties style:column-width="1.519cm"/>
    </style:style>
    <style:style style:name="Tabla8.D" style:family="table-column">
      <style:table-column-properties style:column-width="1.512cm"/>
    </style:style>
    <style:style style:name="Tabla8.F" style:family="table-column">
      <style:table-column-properties style:column-width="5.913cm"/>
    </style:style>
    <style:style style:name="Tabla8.A1" style:family="table-cell">
      <style:table-cell-properties style:vertical-align="middle"/>
    </style:style>
    <style:style style:name="Tabla9" style:family="table">
      <style:table-properties style:width="11.936cm" table:align="center"/>
    </style:style>
    <style:style style:name="Tabla9.A" style:family="table-column">
      <style:table-column-properties style:column-width="0.716cm"/>
    </style:style>
    <style:style style:name="Tabla9.B" style:family="table-column">
      <style:table-column-properties style:column-width="0.766cm"/>
    </style:style>
    <style:style style:name="Tabla9.C" style:family="table-column">
      <style:table-column-properties style:column-width="1.519cm"/>
    </style:style>
    <style:style style:name="Tabla9.D" style:family="table-column">
      <style:table-column-properties style:column-width="1.512cm"/>
    </style:style>
    <style:style style:name="Tabla9.F" style:family="table-column">
      <style:table-column-properties style:column-width="5.913cm"/>
    </style:style>
    <style:style style:name="Tabla9.A1" style:family="table-cell">
      <style:table-cell-properties style:vertical-align="middle"/>
    </style:style>
    <style:style style:name="Tabla10" style:family="table">
      <style:table-properties style:width="11.936cm" table:align="center"/>
    </style:style>
    <style:style style:name="Tabla10.A" style:family="table-column">
      <style:table-column-properties style:column-width="0.716cm"/>
    </style:style>
    <style:style style:name="Tabla10.B" style:family="table-column">
      <style:table-column-properties style:column-width="0.766cm"/>
    </style:style>
    <style:style style:name="Tabla10.C" style:family="table-column">
      <style:table-column-properties style:column-width="1.519cm"/>
    </style:style>
    <style:style style:name="Tabla10.D" style:family="table-column">
      <style:table-column-properties style:column-width="1.512cm"/>
    </style:style>
    <style:style style:name="Tabla10.F" style:family="table-column">
      <style:table-column-properties style:column-width="5.913cm"/>
    </style:style>
    <style:style style:name="Tabla10.A1" style:family="table-cell">
      <style:table-cell-properties style:vertical-align="middle"/>
    </style:style>
    <style:style style:name="Tabla11" style:family="table">
      <style:table-properties style:width="12.73cm" table:align="center"/>
    </style:style>
    <style:style style:name="Tabla11.A" style:family="table-column">
      <style:table-column-properties style:column-width="0.716cm"/>
    </style:style>
    <style:style style:name="Tabla11.B" style:family="table-column">
      <style:table-column-properties style:column-width="0.766cm"/>
    </style:style>
    <style:style style:name="Tabla11.C" style:family="table-column">
      <style:table-column-properties style:column-width="1.519cm"/>
    </style:style>
    <style:style style:name="Tabla11.D" style:family="table-column">
      <style:table-column-properties style:column-width="1.512cm"/>
    </style:style>
    <style:style style:name="Tabla11.E" style:family="table-column">
      <style:table-column-properties style:column-width="1.681cm"/>
    </style:style>
    <style:style style:name="Tabla11.F" style:family="table-column">
      <style:table-column-properties style:column-width="6.537cm"/>
    </style:style>
    <style:style style:name="Tabla11.A1" style:family="table-cell">
      <style:table-cell-properties style:vertical-align="middle"/>
    </style:style>
    <style:style style:name="Tabla12" style:family="table">
      <style:table-properties style:width="13.099cm" table:align="center"/>
    </style:style>
    <style:style style:name="Tabla12.A" style:family="table-column">
      <style:table-column-properties style:column-width="0.716cm"/>
    </style:style>
    <style:style style:name="Tabla12.B" style:family="table-column">
      <style:table-column-properties style:column-width="0.766cm"/>
    </style:style>
    <style:style style:name="Tabla12.C" style:family="table-column">
      <style:table-column-properties style:column-width="1.519cm"/>
    </style:style>
    <style:style style:name="Tabla12.D" style:family="table-column">
      <style:table-column-properties style:column-width="1.512cm"/>
    </style:style>
    <style:style style:name="Tabla12.E" style:family="table-column">
      <style:table-column-properties style:column-width="1.741cm"/>
    </style:style>
    <style:style style:name="Tabla12.F" style:family="table-column">
      <style:table-column-properties style:column-width="6.846cm"/>
    </style:style>
    <style:style style:name="Tabla12.A1" style:family="table-cell">
      <style:table-cell-properties style:vertical-align="middle"/>
    </style:style>
    <style:style style:name="Tabla13" style:family="table">
      <style:table-properties style:width="12.432cm" table:align="center"/>
    </style:style>
    <style:style style:name="Tabla13.A" style:family="table-column">
      <style:table-column-properties style:column-width="0.716cm"/>
    </style:style>
    <style:style style:name="Tabla13.B" style:family="table-column">
      <style:table-column-properties style:column-width="0.766cm"/>
    </style:style>
    <style:style style:name="Tabla13.C" style:family="table-column">
      <style:table-column-properties style:column-width="1.519cm"/>
    </style:style>
    <style:style style:name="Tabla13.D" style:family="table-column">
      <style:table-column-properties style:column-width="1.512cm"/>
    </style:style>
    <style:style style:name="Tabla13.E" style:family="table-column">
      <style:table-column-properties style:column-width="1.797cm"/>
    </style:style>
    <style:style style:name="Tabla13.F" style:family="table-column">
      <style:table-column-properties style:column-width="6.122cm"/>
    </style:style>
    <style:style style:name="Tabla13.A1" style:family="table-cell">
      <style:table-cell-properties style:vertical-align="middle"/>
    </style:style>
    <style:style style:name="Tabla14" style:family="table">
      <style:table-properties style:width="13.143cm" table:align="center"/>
    </style:style>
    <style:style style:name="Tabla14.A" style:family="table-column">
      <style:table-column-properties style:column-width="0.716cm"/>
    </style:style>
    <style:style style:name="Tabla14.B" style:family="table-column">
      <style:table-column-properties style:column-width="0.766cm"/>
    </style:style>
    <style:style style:name="Tabla14.C" style:family="table-column">
      <style:table-column-properties style:column-width="1.519cm"/>
    </style:style>
    <style:style style:name="Tabla14.D" style:family="table-column">
      <style:table-column-properties style:column-width="1.512cm"/>
    </style:style>
    <style:style style:name="Tabla14.E" style:family="table-column">
      <style:table-column-properties style:column-width="1.94cm"/>
    </style:style>
    <style:style style:name="Tabla14.F" style:family="table-column">
      <style:table-column-properties style:column-width="6.69cm"/>
    </style:style>
    <style:style style:name="Tabla14.A1" style:family="table-cell">
      <style:table-cell-properties style:vertical-align="middle"/>
    </style:style>
    <style:style style:name="Tabla15" style:family="table">
      <style:table-properties style:width="12.185cm" table:align="center"/>
    </style:style>
    <style:style style:name="Tabla15.A" style:family="table-column">
      <style:table-column-properties style:column-width="0.716cm"/>
    </style:style>
    <style:style style:name="Tabla15.B" style:family="table-column">
      <style:table-column-properties style:column-width="0.766cm"/>
    </style:style>
    <style:style style:name="Tabla15.C" style:family="table-column">
      <style:table-column-properties style:column-width="1.519cm"/>
    </style:style>
    <style:style style:name="Tabla15.D" style:family="table-column">
      <style:table-column-properties style:column-width="1.512cm"/>
    </style:style>
    <style:style style:name="Tabla15.E" style:family="table-column">
      <style:table-column-properties style:column-width="1.727cm"/>
    </style:style>
    <style:style style:name="Tabla15.F" style:family="table-column">
      <style:table-column-properties style:column-width="5.946cm"/>
    </style:style>
    <style:style style:name="Tabla15.A1" style:family="table-cell">
      <style:table-cell-properties style:vertical-align="middle"/>
    </style:style>
    <style:style style:name="Tabla16" style:family="table">
      <style:table-properties style:width="12.635cm" table:align="center"/>
    </style:style>
    <style:style style:name="Tabla16.A" style:family="table-column">
      <style:table-column-properties style:column-width="0.716cm"/>
    </style:style>
    <style:style style:name="Tabla16.B" style:family="table-column">
      <style:table-column-properties style:column-width="0.766cm"/>
    </style:style>
    <style:style style:name="Tabla16.C" style:family="table-column">
      <style:table-column-properties style:column-width="1.519cm"/>
    </style:style>
    <style:style style:name="Tabla16.D" style:family="table-column">
      <style:table-column-properties style:column-width="1.512cm"/>
    </style:style>
    <style:style style:name="Tabla16.E" style:family="table-column">
      <style:table-column-properties style:column-width="1.658cm"/>
    </style:style>
    <style:style style:name="Tabla16.F" style:family="table-column">
      <style:table-column-properties style:column-width="6.465cm"/>
    </style:style>
    <style:style style:name="Tabla16.A1" style:family="table-cell">
      <style:table-cell-properties style:vertical-align="middle"/>
    </style:style>
    <style:style style:name="Tabla17" style:family="table">
      <style:table-properties style:width="12.393cm" table:align="center"/>
    </style:style>
    <style:style style:name="Tabla17.A" style:family="table-column">
      <style:table-column-properties style:column-width="0.716cm"/>
    </style:style>
    <style:style style:name="Tabla17.B" style:family="table-column">
      <style:table-column-properties style:column-width="0.766cm"/>
    </style:style>
    <style:style style:name="Tabla17.C" style:family="table-column">
      <style:table-column-properties style:column-width="1.519cm"/>
    </style:style>
    <style:style style:name="Tabla17.D" style:family="table-column">
      <style:table-column-properties style:column-width="1.512cm"/>
    </style:style>
    <style:style style:name="Tabla17.F" style:family="table-column">
      <style:table-column-properties style:column-width="6.369cm"/>
    </style:style>
    <style:style style:name="Tabla17.A1" style:family="table-cell">
      <style:table-cell-properties style:vertical-align="middle"/>
    </style:style>
    <style:style style:name="Tabla18" style:family="table">
      <style:table-properties style:width="13.164cm" table:align="center"/>
    </style:style>
    <style:style style:name="Tabla18.A" style:family="table-column">
      <style:table-column-properties style:column-width="0.882cm"/>
    </style:style>
    <style:style style:name="Tabla18.B" style:family="table-column">
      <style:table-column-properties style:column-width="1.039cm"/>
    </style:style>
    <style:style style:name="Tabla18.C" style:family="table-column">
      <style:table-column-properties style:column-width="1.519cm"/>
    </style:style>
    <style:style style:name="Tabla18.D" style:family="table-column">
      <style:table-column-properties style:column-width="1.656cm"/>
    </style:style>
    <style:style style:name="Tabla18.E" style:family="table-column">
      <style:table-column-properties style:column-width="1.512cm"/>
    </style:style>
    <style:style style:name="Tabla18.F" style:family="table-column">
      <style:table-column-properties style:column-width="6.556cm"/>
    </style:style>
    <style:style style:name="Tabla18.A1" style:family="table-cell">
      <style:table-cell-properties style:vertical-align="middl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paragraph-properties fo:text-align="center" style:justify-single-word="false"/>
      <style:text-properties fo:font-weight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row>
          <table:table-cell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Table_20_Contents">oporte para browsers: todos los browsers</text:p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3" table:style-name="Tabla3">
                    <table:table-column table:style-name="Tabla3.A"/>
                    <table:table-column table:style-name="Tabla3.B"/>
                    <table:table-column table:style-name="Tabla3.C"/>
                    <table:table-column table:style-name="Tabla3.D" table:number-columns-repeated="2"/>
                    <table:table-column table:style-name="Tabla3.F"/>
                    <table:table-row>
                      <table:table-cell table:style-name="Tabla3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3.A1" office:value-type="string">
                        <text:p text:style-name="Table_20_Contents"> </text:p>
                      </table:table-cell>
                      <table:table-cell table:style-name="Tabla3.A1" office:value-type="string">
                        <text:p text:style-name="P1">HTML</text:p>
                      </table:table-cell>
                      <table:table-cell table:style-name="Tabla3.A1" office:value-type="string">
                        <text:p text:style-name="P1">HTML</text:p>
                      </table:table-cell>
                      <table:table-cell table:style-name="Tabla3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3.A1" office:value-type="string">
                        <text:p text:style-name="P2">Dec</text:p>
                      </table:table-cell>
                      <table:table-cell table:style-name="Tabla3.A1" office:value-type="string">
                        <text:p text:style-name="P2">Hex</text:p>
                      </table:table-cell>
                      <table:table-cell table:style-name="Tabla3.A1" office:value-type="string">
                        <text:p text:style-name="P2">Símbolo</text:p>
                      </table:table-cell>
                      <table:table-cell table:style-name="Tabla3.A1" office:value-type="string">
                        <text:p text:style-name="P1">Numero</text:p>
                      </table:table-cell>
                      <table:table-cell table:style-name="Tabla3.A1" office:value-type="string">
                        <text:p text:style-name="P1">Nombre</text:p>
                      </table:table-cell>
                      <table:table-cell table:style-name="Tabla3.A1" office:value-type="string">
                        <text:p text:style-name="P3"/>
                      </table:table-cell>
                    </table:table-row>
                    <table:table-row>
                      <table:table-cell table:style-name="Tabla3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3.A1" office:value-type="string">
                        <text:p text:style-name="P4">32<text:line-break/>33<text:line-break/>34<text:line-break/>35<text:line-break/>36<text:line-break/>37<text:line-break/>38<text:line-break/>39<text:line-break/>40<text:line-break/>41<text:line-break/>42<text:line-break/>43<text:line-break/>44<text:line-break/>45<text:line-break/>46<text:line-break/>47</text:p>
                      </table:table-cell>
                      <table:table-cell table:style-name="Tabla3.A1" office:value-type="string">
                        <text:p text:style-name="P4">20<text:line-break/>21<text:line-break/>22<text:line-break/>23<text:line-break/>24<text:line-break/>25<text:line-break/>26<text:line-break/>27<text:line-break/>28<text:line-break/>29<text:line-break/>2A<text:line-break/>2B<text:line-break/>2C<text:line-break/>2D<text:line-break/>2E<text:line-break/>2F</text:p>
                      </table:table-cell>
                      <table:table-cell table:style-name="Tabla3.A1" office:value-type="string">
                        <text:p text:style-name="P4"><text:line-break/>!<text:line-break/>"<text:line-break/>#<text:line-break/>$<text:line-break/>%<text:line-break/>&amp;<text:line-break/>'<text:line-break/>(<text:line-break/>)<text:line-break/>*<text:line-break/>+<text:line-break/>,<text:line-break/>-<text:line-break/>.<text:line-break/>/</text:p>
                      </table:table-cell>
                      <table:table-cell table:style-name="Tabla3.A1" office:value-type="string">
                        <text:p text:style-name="Table_20_Contents">&amp;#32;<text:line-break/>&amp;#33;<text:line-break/>&amp;#34;<text:line-break/>&amp;#35;<text:line-break/>&amp; #36;<text:line-break/>&amp;#37;<text:line-break/>&amp;#38;<text:line-break/>&amp;#39;<text:line-break/>&amp; #40;<text:line-break/>&amp;#41;<text:line-break/>&amp;#42;<text:line-break/>&amp;#43;<text:line-break/>&amp; #44;<text:line-break/>&amp;#45;<text:line-break/>&amp;#46;<text:line-break/>&amp;#47;</text:p>
                      </table:table-cell>
                      <table:table-cell table:style-name="Tabla3.A1" office:value-type="string">
                        <text:p text:style-name="Table_20_Contents"><text:line-break/><text:line-break/>&amp;quot;<text:line-break/><text:line-break/><text:line-break/><text:line-break/>&amp;amp;<text:line-break/><text:line-break/><text:line-break/><text:line-break/><text:line-break/><text:line-break/><text:line-break/><text:line-break/></text:p>
                      </table:table-cell>
                      <table:table-cell table:style-name="Tabla3.A1" office:value-type="string">
                        <text:p text:style-name="Table_20_Contents">espacio<text:line-break/>signo de cierre de exclamación<text:line-break/>comillas dobles<text:line-break/>signo de número<text:line-break/>signo de dólar<text:line-break/>signo de porcentaje<text:line-break/>signo "&amp;" / ampersand<text:line-break/>comilla / apóstrofe<text:line-break/>paréntesis izquierdo<text:line-break/>paréntesis derecho<text:line-break/>asterisco<text:line-break/>signo de más / adición<text:line-break/>coma<text:line-break/>signo de menos / sustracción / guíon<text:line-break/>punto<text:line-break/>barra oblicua - barra de división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column table:style-name="Tabla4.D" table:number-columns-repeated="2"/>
                    <table:table-column table:style-name="Tabla4.F"/>
                    <table:table-row>
                      <table:table-cell table:style-name="Tabla4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4.A1" office:value-type="string">
                        <text:p text:style-name="Table_20_Contents"> </text:p>
                      </table:table-cell>
                      <table:table-cell table:style-name="Tabla4.A1" office:value-type="string">
                        <text:p text:style-name="P1">HTML</text:p>
                      </table:table-cell>
                      <table:table-cell table:style-name="Tabla4.A1" office:value-type="string">
                        <text:p text:style-name="P1">HTML</text:p>
                      </table:table-cell>
                      <table:table-cell table:style-name="Tabla4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4.A1" office:value-type="string">
                        <text:p text:style-name="P2">Dec</text:p>
                      </table:table-cell>
                      <table:table-cell table:style-name="Tabla4.A1" office:value-type="string">
                        <text:p text:style-name="P2">Hex</text:p>
                      </table:table-cell>
                      <table:table-cell table:style-name="Tabla4.A1" office:value-type="string">
                        <text:p text:style-name="P2">Símbolo</text:p>
                      </table:table-cell>
                      <table:table-cell table:style-name="Tabla4.A1" office:value-type="string">
                        <text:p text:style-name="P1">Numero</text:p>
                      </table:table-cell>
                      <table:table-cell table:style-name="Tabla4.A1" office:value-type="string">
                        <text:p text:style-name="P1">Nombre</text:p>
                      </table:table-cell>
                      <table:table-cell table:style-name="Tabla4.A1" office:value-type="string">
                        <text:p text:style-name="P3"/>
                      </table:table-cell>
                    </table:table-row>
                    <table:table-row>
                      <table:table-cell table:style-name="Tabla4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4.A1" office:value-type="string">
                        <text:p text:style-name="P4">48<text:line-break/>49<text:line-break/>50<text:line-break/>51<text:line-break/>52<text:line-break/>53<text:line-break/>54<text:line-break/>55<text:line-break/>56<text:line-break/>57<text:line-break/>58<text:line-break/>59<text:line-break/>60<text:line-break/>61<text:line-break/>62<text:line-break/>63</text:p>
                      </table:table-cell>
                      <table:table-cell table:style-name="Tabla4.A1" office:value-type="string">
                        <text:p text:style-name="P4">30<text:line-break/>31<text:line-break/>32<text:line-break/>33<text:line-break/>34<text:line-break/>35<text:line-break/>36<text:line-break/>37<text:line-break/>38<text:line-break/>39<text:line-break/>3A<text:line-break/>3B<text:line-break/>3C<text:line-break/>3D<text:line-break/>3E<text:line-break/>3F</text:p>
                      </table:table-cell>
                      <table:table-cell table:style-name="Tabla4.A1" office:value-type="string">
                        <text:p text:style-name="P4">0<text:line-break/>1<text:line-break/>2<text:line-break/>3<text:line-break/>4<text:line-break/>5<text:line-break/>6<text:line-break/>7<text:line-break/>8<text:line-break/>9<text:line-break/>:<text:line-break/>;<text:line-break/>&lt;<text:line-break/>=<text:line-break/>&gt;<text:line-break/>?</text:p>
                      </table:table-cell>
                      <table:table-cell table:style-name="Tabla4.A1" office:value-type="string">
                        <text:p text:style-name="Table_20_Contents">&amp;#48;<text:line-break/>&amp;#49;<text:line-break/>&amp;#50;<text:line-break/>&amp;#51;<text:line-break/>&amp; #52;<text:line-break/>&amp;#53;<text:line-break/>&amp;#54;<text:line-break/>&amp;#55;<text:line-break/>&amp; #56;<text:line-break/>&amp;#57;<text:line-break/>&amp;#58;<text:line-break/>&amp;#59;<text:line-break/>&amp; #60;<text:line-break/>&amp;#61;<text:line-break/>&amp;#62;<text:line-break/>&amp;#63;</text:p>
                      </table:table-cell>
                      <table:table-cell table:style-name="Tabla4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&amp; lt;<text:line-break/><text:line-break/>&amp;gt;</text:p>
                      </table:table-cell>
                      <table:table-cell table:style-name="Tabla4.A1" office:value-type="string">
                        <text:p text:style-name="Table_20_Contents">cero<text:line-break/>uno<text:line-break/>dos<text:line-break/>tres<text:line-break/>cuatro<text:line-break/>cinco<text:line-break/>seis<text:line-break/>siete<text:line-break/>ocho<text:line-break/>nueve<text:line-break/>dos puntos<text:line-break/>punto y coma<text:line-break/>signo de menor que<text:line-break/>signo de igual<text:line-break/>signo de mayor que<text:line-break/>signo de interrogación - cierre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5" table:style-name="Tabla5">
                    <table:table-column table:style-name="Tabla5.A"/>
                    <table:table-column table:style-name="Tabla5.B"/>
                    <table:table-column table:style-name="Tabla5.C"/>
                    <table:table-column table:style-name="Tabla5.D" table:number-columns-repeated="2"/>
                    <table:table-column table:style-name="Tabla5.F"/>
                    <table:table-row>
                      <table:table-cell table:style-name="Tabla5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5.A1" office:value-type="string">
                        <text:p text:style-name="Table_20_Contents"> </text:p>
                      </table:table-cell>
                      <table:table-cell table:style-name="Tabla5.A1" office:value-type="string">
                        <text:p text:style-name="P1">HTML</text:p>
                      </table:table-cell>
                      <table:table-cell table:style-name="Tabla5.A1" office:value-type="string">
                        <text:p text:style-name="P1">HTML</text:p>
                      </table:table-cell>
                      <table:table-cell table:style-name="Tabla5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5.A1" office:value-type="string">
                        <text:p text:style-name="P2">Dec</text:p>
                      </table:table-cell>
                      <table:table-cell table:style-name="Tabla5.A1" office:value-type="string">
                        <text:p text:style-name="P2">Hex</text:p>
                      </table:table-cell>
                      <table:table-cell table:style-name="Tabla5.A1" office:value-type="string">
                        <text:p text:style-name="P2">Símbolo</text:p>
                      </table:table-cell>
                      <table:table-cell table:style-name="Tabla5.A1" office:value-type="string">
                        <text:p text:style-name="P1">Numero</text:p>
                      </table:table-cell>
                      <table:table-cell table:style-name="Tabla5.A1" office:value-type="string">
                        <text:p text:style-name="P1">Nombre</text:p>
                      </table:table-cell>
                      <table:table-cell table:style-name="Tabla5.A1" office:value-type="string">
                        <text:p text:style-name="P3"/>
                      </table:table-cell>
                    </table:table-row>
                    <table:table-row>
                      <table:table-cell table:style-name="Tabla5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5.A1" office:value-type="string">
                        <text:p text:style-name="P4">64<text:line-break/>65<text:line-break/>66<text:line-break/>67<text:line-break/><text:soft-page-break/>68<text:line-break/>69<text:line-break/>70<text:line-break/>71<text:line-break/>72<text:line-break/>73<text:line-break/>74<text:line-break/>75<text:line-break/>76<text:line-break/>77<text:line-break/>78<text:line-break/>79</text:p>
                      </table:table-cell>
                      <table:table-cell table:style-name="Tabla5.A1" office:value-type="string">
                        <text:p text:style-name="P4">40<text:line-break/>41<text:line-break/>42<text:line-break/>43<text:line-break/>44<text:line-break/>45<text:line-break/>46<text:line-break/>47<text:line-break/>48<text:line-break/>49<text:line-break/>4A<text:line-break/>4B<text:line-break/>4C<text:line-break/>4D<text:line-break/>4E<text:line-break/>4F</text:p>
                      </table:table-cell>
                      <table:table-cell table:style-name="Tabla5.A1" office:value-type="string">
                        <text:p text:style-name="P4">@<text:line-break/>A<text:line-break/>B<text:line-break/>C<text:line-break/>D<text:line-break/>E<text:line-break/>F<text:line-break/>G<text:line-break/>H<text:line-break/>I<text:line-break/>J<text:line-break/>K<text:line-break/>L<text:line-break/>M<text:line-break/>N<text:line-break/>O</text:p>
                      </table:table-cell>
                      <table:table-cell table:style-name="Tabla5.A1" office:value-type="string">
                        <text:p text:style-name="Table_20_Contents">&amp;#64;<text:line-break/>&amp;#65;<text:line-break/>&amp;#66;<text:line-break/>&amp;#67;<text:line-break/>&amp; #68;<text:line-break/>&amp;#69;<text:line-break/>&amp;#70;<text:line-break/>&amp;#71;<text:line-break/>&amp; #72;<text:line-break/>&amp;#73;<text:line-break/>&amp;#74;<text:line-break/>&amp;#75;<text:line-break/>&amp; #76;<text:line-break/>&amp;#77;<text:line-break/>&amp;#78;<text:line-break/>&amp;#79;</text:p>
                      </table:table-cell>
                      <table:table-cell table:style-name="Tabla5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5.A1" office:value-type="string">
                        <text:p text:style-name="Table_20_Contents">símbolo arroba 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6" table:style-name="Tabla6">
                    <table:table-column table:style-name="Tabla6.A"/>
                    <table:table-column table:style-name="Tabla6.B"/>
                    <table:table-column table:style-name="Tabla6.C"/>
                    <table:table-column table:style-name="Tabla6.D" table:number-columns-repeated="2"/>
                    <table:table-column table:style-name="Tabla6.F"/>
                    <table:table-row>
                      <table:table-cell table:style-name="Tabla6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6.A1" office:value-type="string">
                        <text:p text:style-name="Table_20_Contents"> </text:p>
                      </table:table-cell>
                      <table:table-cell table:style-name="Tabla6.A1" office:value-type="string">
                        <text:p text:style-name="P1">HTML</text:p>
                      </table:table-cell>
                      <table:table-cell table:style-name="Tabla6.A1" office:value-type="string">
                        <text:p text:style-name="P1">HTML</text:p>
                      </table:table-cell>
                      <table:table-cell table:style-name="Tabla6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6.A1" office:value-type="string">
                        <text:p text:style-name="P2">Dec</text:p>
                      </table:table-cell>
                      <table:table-cell table:style-name="Tabla6.A1" office:value-type="string">
                        <text:p text:style-name="P2">Hex</text:p>
                      </table:table-cell>
                      <table:table-cell table:style-name="Tabla6.A1" office:value-type="string">
                        <text:p text:style-name="P2">Símbolo</text:p>
                      </table:table-cell>
                      <table:table-cell table:style-name="Tabla6.A1" office:value-type="string">
                        <text:p text:style-name="P1">Numero</text:p>
                      </table:table-cell>
                      <table:table-cell table:style-name="Tabla6.A1" office:value-type="string">
                        <text:p text:style-name="P1">Nombre</text:p>
                      </table:table-cell>
                      <table:table-cell table:style-name="Tabla6.A1" office:value-type="string">
                        <text:p text:style-name="P3"/>
                      </table:table-cell>
                    </table:table-row>
                    <table:table-row>
                      <table:table-cell table:style-name="Tabla6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6.A1" office:value-type="string">
                        <text:p text:style-name="P4">80<text:line-break/>81<text:line-break/>82<text:line-break/>83<text:line-break/>84<text:line-break/>85<text:line-break/>86<text:line-break/>87<text:line-break/>88<text:line-break/>89<text:line-break/>90<text:line-break/>91<text:line-break/>92<text:line-break/>93<text:line-break/>94<text:line-break/>95</text:p>
                      </table:table-cell>
                      <table:table-cell table:style-name="Tabla6.A1" office:value-type="string">
                        <text:p text:style-name="P4">50<text:line-break/>51<text:line-break/>52<text:line-break/>53<text:line-break/>54<text:line-break/>55<text:line-break/>56<text:line-break/>57<text:line-break/>58<text:line-break/>59<text:line-break/>5A<text:line-break/>5B<text:line-break/>5C<text:line-break/>5D<text:line-break/>5E<text:line-break/>5F</text:p>
                      </table:table-cell>
                      <table:table-cell table:style-name="Tabla6.A1" office:value-type="string">
                        <text:p text:style-name="P4">P<text:line-break/>Q<text:line-break/>R<text:line-break/>S<text:line-break/>T<text:line-break/>U<text:line-break/>V<text:line-break/>W<text:line-break/>X<text:line-break/>Y<text:line-break/>Z<text:line-break/>[<text:line-break/>\<text:line-break/>]<text:line-break/>^<text:line-break/>_</text:p>
                      </table:table-cell>
                      <table:table-cell table:style-name="Tabla6.A1" office:value-type="string">
                        <text:p text:style-name="Table_20_Contents">&amp;#80;<text:line-break/>&amp;#81;<text:line-break/>&amp;#82;<text:line-break/>&amp;#83;<text:line-break/>&amp; #84;<text:line-break/>&amp;#85;<text:line-break/>&amp;#86;<text:line-break/>&amp;#87;<text:line-break/>&amp; #88;<text:line-break/>&amp;#89;<text:line-break/>&amp;#90;<text:line-break/>&amp;#91;<text:line-break/>&amp; #92;<text:line-break/>&amp;#93;<text:line-break/>&amp;#94;<text:line-break/>&amp;#95;</text:p>
                      </table:table-cell>
                      <table:table-cell table:style-name="Tabla6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6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corchete izquierdo<text:line-break/>barra inversa<text:line-break/>corchete derecho<text:line-break/>signo de intercalación - acento circunflejo<text:line-break/>signo de subrayado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7" table:style-name="Tabla7">
                    <table:table-column table:style-name="Tabla7.A"/>
                    <table:table-column table:style-name="Tabla7.B"/>
                    <table:table-column table:style-name="Tabla7.C"/>
                    <table:table-column table:style-name="Tabla7.D" table:number-columns-repeated="2"/>
                    <table:table-column table:style-name="Tabla7.F"/>
                    <table:table-row>
                      <table:table-cell table:style-name="Tabla7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7.A1" office:value-type="string">
                        <text:p text:style-name="Table_20_Contents"> </text:p>
                      </table:table-cell>
                      <table:table-cell table:style-name="Tabla7.A1" office:value-type="string">
                        <text:p text:style-name="P1">HTML</text:p>
                      </table:table-cell>
                      <table:table-cell table:style-name="Tabla7.A1" office:value-type="string">
                        <text:p text:style-name="P1">HTML</text:p>
                      </table:table-cell>
                      <table:table-cell table:style-name="Tabla7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7.A1" office:value-type="string">
                        <text:p text:style-name="P2">Dec</text:p>
                      </table:table-cell>
                      <table:table-cell table:style-name="Tabla7.A1" office:value-type="string">
                        <text:p text:style-name="P2">Hex</text:p>
                      </table:table-cell>
                      <table:table-cell table:style-name="Tabla7.A1" office:value-type="string">
                        <text:p text:style-name="P2">Símbolo</text:p>
                      </table:table-cell>
                      <table:table-cell table:style-name="Tabla7.A1" office:value-type="string">
                        <text:p text:style-name="P1">Numero</text:p>
                      </table:table-cell>
                      <table:table-cell table:style-name="Tabla7.A1" office:value-type="string">
                        <text:p text:style-name="P1">Nombre</text:p>
                      </table:table-cell>
                      <table:table-cell table:style-name="Tabla7.A1" office:value-type="string">
                        <text:p text:style-name="P3"/>
                      </table:table-cell>
                    </table:table-row>
                    <table:table-row>
                      <table:table-cell table:style-name="Tabla7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7.A1" office:value-type="string">
                        <text:p text:style-name="P4">96<text:line-break/>97<text:line-break/>98<text:line-break/>99<text:line-break/>100<text:line-break/>101<text:line-break/>102<text:line-break/>103<text:line-break/>104<text:line-break/>105<text:line-break/>106<text:line-break/>107<text:line-break/>108<text:line-break/>109<text:line-break/>110<text:line-break/><text:soft-page-break/>111</text:p>
                      </table:table-cell>
                      <table:table-cell table:style-name="Tabla7.A1" office:value-type="string">
                        <text:p text:style-name="P4">60<text:line-break/>61<text:line-break/>62<text:line-break/>63<text:line-break/>64<text:line-break/>65<text:line-break/>66<text:line-break/>67<text:line-break/>68<text:line-break/>69<text:line-break/>6A<text:line-break/>6B<text:line-break/>6C<text:line-break/>6D<text:line-break/>6E<text:line-break/>6F</text:p>
                      </table:table-cell>
                      <table:table-cell table:style-name="Tabla7.A1" office:value-type="string">
                        <text:p text:style-name="P4">`<text:line-break/>a<text:line-break/>b<text:line-break/>c<text:line-break/>d<text:line-break/>e<text:line-break/>f<text:line-break/>g<text:line-break/>h<text:line-break/>i<text:line-break/>j<text:line-break/>k<text:line-break/>l<text:line-break/>m<text:line-break/>n<text:line-break/>o</text:p>
                      </table:table-cell>
                      <table:table-cell table:style-name="Tabla7.A1" office:value-type="string">
                        <text:p text:style-name="Table_20_Contents">&amp;#96;<text:line-break/>&amp;#97;<text:line-break/>&amp;#98;<text:line-break/>&amp;#99;<text:line-break/>&amp; #100;<text:line-break/>&amp;#101;<text:line-break/>&amp;#102;<text:line-break/>&amp;#103;<text:line-break/>&amp; #104;<text:line-break/>&amp;#105;<text:line-break/>&amp;#106;<text:line-break/>&amp;#107;<text:line-break/>&amp; #108;<text:line-break/>&amp;#109;<text:line-break/>&amp;#110;<text:line-break/>&amp;#111;</text:p>
                      </table:table-cell>
                      <table:table-cell table:style-name="Tabla7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7.A1" office:value-type="string">
                        <text:p text:style-name="Table_20_Contents">acento grave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8" table:style-name="Tabla8">
                    <table:table-column table:style-name="Tabla8.A"/>
                    <table:table-column table:style-name="Tabla8.B"/>
                    <table:table-column table:style-name="Tabla8.C"/>
                    <table:table-column table:style-name="Tabla8.D" table:number-columns-repeated="2"/>
                    <table:table-column table:style-name="Tabla8.F"/>
                    <table:table-row>
                      <table:table-cell table:style-name="Tabla8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8.A1" office:value-type="string">
                        <text:p text:style-name="Table_20_Contents"> </text:p>
                      </table:table-cell>
                      <table:table-cell table:style-name="Tabla8.A1" office:value-type="string">
                        <text:p text:style-name="P1">HTML</text:p>
                      </table:table-cell>
                      <table:table-cell table:style-name="Tabla8.A1" office:value-type="string">
                        <text:p text:style-name="P1">HTML</text:p>
                      </table:table-cell>
                      <table:table-cell table:style-name="Tabla8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8.A1" office:value-type="string">
                        <text:p text:style-name="P2">Dec</text:p>
                      </table:table-cell>
                      <table:table-cell table:style-name="Tabla8.A1" office:value-type="string">
                        <text:p text:style-name="P2">Hex</text:p>
                      </table:table-cell>
                      <table:table-cell table:style-name="Tabla8.A1" office:value-type="string">
                        <text:p text:style-name="P2">Símbolo</text:p>
                      </table:table-cell>
                      <table:table-cell table:style-name="Tabla8.A1" office:value-type="string">
                        <text:p text:style-name="P1">Numero</text:p>
                      </table:table-cell>
                      <table:table-cell table:style-name="Tabla8.A1" office:value-type="string">
                        <text:p text:style-name="P1">Nombre</text:p>
                      </table:table-cell>
                      <table:table-cell table:style-name="Tabla8.A1" office:value-type="string">
                        <text:p text:style-name="P3"/>
                      </table:table-cell>
                    </table:table-row>
                    <table:table-row>
                      <table:table-cell table:style-name="Tabla8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8.A1" office:value-type="string">
                        <text:p text:style-name="P4">112<text:line-break/>113<text:line-break/>114<text:line-break/>115<text:line-break/>116<text:line-break/>117<text:line-break/>118<text:line-break/>119<text:line-break/>120<text:line-break/>121<text:line-break/>122<text:line-break/>123<text:line-break/>124<text:line-break/>125<text:line-break/>126<text:line-break/>127</text:p>
                      </table:table-cell>
                      <table:table-cell table:style-name="Tabla8.A1" office:value-type="string">
                        <text:p text:style-name="P4">70<text:line-break/>71<text:line-break/>72<text:line-break/>73<text:line-break/>74<text:line-break/>75<text:line-break/>76<text:line-break/>77<text:line-break/>78<text:line-break/>79<text:line-break/>7A<text:line-break/>7B<text:line-break/>7C<text:line-break/>7D<text:line-break/>7E<text:line-break/>7F</text:p>
                      </table:table-cell>
                      <table:table-cell table:style-name="Tabla8.A1" office:value-type="string">
                        <text:p text:style-name="P4">p<text:line-break/>q<text:line-break/>r<text:line-break/>s<text:line-break/>t<text:line-break/>u<text:line-break/>v<text:line-break/>w<text:line-break/>x<text:line-break/>y<text:line-break/>z<text:line-break/>{<text:line-break/>|<text:line-break/>}<text:line-break/>~</text:p>
                      </table:table-cell>
                      <table:table-cell table:style-name="Tabla8.A1" office:value-type="string">
                        <text:p text:style-name="Table_20_Contents">&amp;#112;<text:line-break/>&amp;#113;<text:line-break/>&amp;#114;<text:line-break/>&amp;#115;<text:line-break/>&amp; #116;<text:line-break/>&amp;#117;<text:line-break/>&amp;#118;<text:line-break/>&amp;#119;<text:line-break/>&amp; #120;<text:line-break/>&amp;#121;<text:line-break/>&amp;#122;<text:line-break/>&amp;#123;<text:line-break/>&amp; #124;<text:line-break/>&amp;#125;<text:line-break/>&amp;#126;</text:p>
                      </table:table-cell>
                      <table:table-cell table:style-name="Tabla8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8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llave de apertura - izquierda<text:line-break/>barra vertical<text:line-break/>llave de cierre - derecho<text:line-break/>signo de equivalencia / tilde<text:line-break/>(no definido en estándar HTML 4)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9" table:style-name="Tabla9">
                    <table:table-column table:style-name="Tabla9.A"/>
                    <table:table-column table:style-name="Tabla9.B"/>
                    <table:table-column table:style-name="Tabla9.C"/>
                    <table:table-column table:style-name="Tabla9.D" table:number-columns-repeated="2"/>
                    <table:table-column table:style-name="Tabla9.F"/>
                    <table:table-row>
                      <table:table-cell table:style-name="Tabla9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9.A1" office:value-type="string">
                        <text:p text:style-name="Table_20_Contents"> </text:p>
                      </table:table-cell>
                      <table:table-cell table:style-name="Tabla9.A1" office:value-type="string">
                        <text:p text:style-name="P1">HTML</text:p>
                      </table:table-cell>
                      <table:table-cell table:style-name="Tabla9.A1" office:value-type="string">
                        <text:p text:style-name="P1">HTML</text:p>
                      </table:table-cell>
                      <table:table-cell table:style-name="Tabla9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9.A1" office:value-type="string">
                        <text:p text:style-name="P2">Dec</text:p>
                      </table:table-cell>
                      <table:table-cell table:style-name="Tabla9.A1" office:value-type="string">
                        <text:p text:style-name="P2">Hex</text:p>
                      </table:table-cell>
                      <table:table-cell table:style-name="Tabla9.A1" office:value-type="string">
                        <text:p text:style-name="P2">Símbolo</text:p>
                      </table:table-cell>
                      <table:table-cell table:style-name="Tabla9.A1" office:value-type="string">
                        <text:p text:style-name="P1">Numero</text:p>
                      </table:table-cell>
                      <table:table-cell table:style-name="Tabla9.A1" office:value-type="string">
                        <text:p text:style-name="P1">Nombre</text:p>
                      </table:table-cell>
                      <table:table-cell table:style-name="Tabla9.A1" office:value-type="string">
                        <text:p text:style-name="P3"/>
                      </table:table-cell>
                    </table:table-row>
                    <table:table-row>
                      <table:table-cell table:style-name="Tabla9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9.A1" office:value-type="string">
                        <text:p text:style-name="P4">128<text:line-break/>129<text:line-break/>130<text:line-break/>131<text:line-break/>132<text:line-break/>133<text:line-break/>134<text:line-break/>135<text:line-break/>136<text:line-break/>137<text:line-break/>138<text:line-break/>139<text:line-break/>140<text:line-break/>141<text:line-break/>142<text:line-break/>143</text:p>
                      </table:table-cell>
                      <table:table-cell table:style-name="Tabla9.A1" office:value-type="string">
                        <text:p text:style-name="P4">80<text:line-break/>81<text:line-break/>82<text:line-break/>83<text:line-break/>84<text:line-break/>85<text:line-break/>86<text:line-break/>87<text:line-break/>88<text:line-break/>89<text:line-break/>8A<text:line-break/>8B<text:line-break/>8C<text:line-break/>8D<text:line-break/>8E<text:line-break/>8F</text:p>
                      </table:table-cell>
                      <table:table-cell table:style-name="Tabla9.A1" office:value-type="string">
                  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9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9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9.A1" office:value-type="string">
                        <text:p text:style-name="Table_20_Contents"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0" table:style-name="Tabla10">
                    <table:table-column table:style-name="Tabla10.A"/>
                    <table:table-column table:style-name="Tabla10.B"/>
                    <table:table-column table:style-name="Tabla10.C"/>
                    <table:table-column table:style-name="Tabla10.D" table:number-columns-repeated="2"/>
                    <table:table-column table:style-name="Tabla10.F"/>
                    <table:table-row>
                      <table:table-cell table:style-name="Tabla10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10.A1" office:value-type="string">
                        <text:p text:style-name="Table_20_Contents"> </text:p>
                      </table:table-cell>
                      <table:table-cell table:style-name="Tabla10.A1" office:value-type="string">
                        <text:p text:style-name="P1">HTML</text:p>
                      </table:table-cell>
                      <table:table-cell table:style-name="Tabla10.A1" office:value-type="string">
                        <text:p text:style-name="P1">HTML</text:p>
                      </table:table-cell>
                      <table:table-cell table:style-name="Tabla10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0.A1" office:value-type="string">
                        <text:p text:style-name="P2">Dec</text:p>
                      </table:table-cell>
                      <table:table-cell table:style-name="Tabla10.A1" office:value-type="string">
                        <text:p text:style-name="P2">Hex</text:p>
                      </table:table-cell>
                      <table:table-cell table:style-name="Tabla10.A1" office:value-type="string">
                        <text:p text:style-name="P2">Símbolo</text:p>
                      </table:table-cell>
                      <table:table-cell table:style-name="Tabla10.A1" office:value-type="string">
                        <text:p text:style-name="P1">Numero</text:p>
                      </table:table-cell>
                      <table:table-cell table:style-name="Tabla10.A1" office:value-type="string">
                        <text:p text:style-name="P1">Nombre</text:p>
                      </table:table-cell>
                      <table:table-cell table:style-name="Tabla10.A1" office:value-type="string">
                        <text:p text:style-name="P3"/>
                      </table:table-cell>
                    </table:table-row>
                    <table:table-row>
                      <table:table-cell table:style-name="Tabla10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0.A1" office:value-type="string">
                        <text:p text:style-name="P4">144<text:line-break/>145<text:line-break/>146<text:line-break/>147<text:line-break/>148<text:line-break/>149<text:line-break/><text:soft-page-break/>150<text:line-break/>151<text:line-break/>152<text:line-break/>153<text:line-break/>154<text:line-break/>155<text:line-break/>156<text:line-break/>157<text:line-break/>158<text:line-break/>159</text:p>
                      </table:table-cell>
                      <table:table-cell table:style-name="Tabla10.A1" office:value-type="string">
                        <text:p text:style-name="P4">90<text:line-break/>91<text:line-break/>92<text:line-break/>93<text:line-break/>94<text:line-break/>95<text:line-break/>96<text:line-break/>97<text:line-break/>98<text:line-break/>99<text:line-break/>9A<text:line-break/>9B<text:line-break/>9C<text:line-break/>9D<text:line-break/>9E<text:line-break/>9F</text:p>
                      </table:table-cell>
                      <table:table-cell table:style-name="Tabla10.A1" office:value-type="string">
                  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10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10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<text:line-break/></text:p>
                      </table:table-cell>
                      <table:table-cell table:style-name="Tabla10.A1" office:value-type="string">
                        <text:p text:style-name="Table_20_Contents"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text:line-break/>(no definido en estándar HTML 4)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1" table:style-name="Tabla11">
                    <table:table-column table:style-name="Tabla11.A"/>
                    <table:table-column table:style-name="Tabla11.B"/>
                    <table:table-column table:style-name="Tabla11.C"/>
                    <table:table-column table:style-name="Tabla11.D"/>
                    <table:table-column table:style-name="Tabla11.E"/>
                    <table:table-column table:style-name="Tabla11.F"/>
                    <table:table-row>
                      <table:table-cell table:style-name="Tabla11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11.A1" office:value-type="string">
                        <text:p text:style-name="Table_20_Contents"> </text:p>
                      </table:table-cell>
                      <table:table-cell table:style-name="Tabla11.A1" office:value-type="string">
                        <text:p text:style-name="P1">HTML</text:p>
                      </table:table-cell>
                      <table:table-cell table:style-name="Tabla11.A1" office:value-type="string">
                        <text:p text:style-name="P1">HTML</text:p>
                      </table:table-cell>
                      <table:table-cell table:style-name="Tabla11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1.A1" office:value-type="string">
                        <text:p text:style-name="P2">Dec</text:p>
                      </table:table-cell>
                      <table:table-cell table:style-name="Tabla11.A1" office:value-type="string">
                        <text:p text:style-name="P2">Hex</text:p>
                      </table:table-cell>
                      <table:table-cell table:style-name="Tabla11.A1" office:value-type="string">
                        <text:p text:style-name="P2">Símbolo</text:p>
                      </table:table-cell>
                      <table:table-cell table:style-name="Tabla11.A1" office:value-type="string">
                        <text:p text:style-name="P1">Numero</text:p>
                      </table:table-cell>
                      <table:table-cell table:style-name="Tabla11.A1" office:value-type="string">
                        <text:p text:style-name="P1">Nombre</text:p>
                      </table:table-cell>
                      <table:table-cell table:style-name="Tabla11.A1" office:value-type="string">
                        <text:p text:style-name="P3"/>
                      </table:table-cell>
                    </table:table-row>
                    <table:table-row>
                      <table:table-cell table:style-name="Tabla11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1.A1" office:value-type="string">
                        <text:p text:style-name="P4">160<text:line-break/>161<text:line-break/>162<text:line-break/>163<text:line-break/>164<text:line-break/>165<text:line-break/>166<text:line-break/>167<text:line-break/>168<text:line-break/>169<text:line-break/>170<text:line-break/>171<text:line-break/>172<text:line-break/>173<text:line-break/>174<text:line-break/>175</text:p>
                      </table:table-cell>
                      <table:table-cell table:style-name="Tabla11.A1" office:value-type="string">
                        <text:p text:style-name="P4">A0<text:line-break/>A1<text:line-break/>A2<text:line-break/>A3<text:line-break/>A4<text:line-break/>A5<text:line-break/>A6<text:line-break/>A7<text:line-break/>A8<text:line-break/>A9<text:line-break/>AA<text:line-break/>AB<text:line-break/>AC<text:line-break/>AD<text:line-break/>AE<text:line-break/>AF</text:p>
                      </table:table-cell>
                      <table:table-cell table:style-name="Tabla11.A1" office:value-type="string">
                        <text:p text:style-name="P4"> <text:line-break/>¡<text:line-break/>¢<text:line-break/>£<text:line-break/>¤<text:line-break/>¥<text:line-break/>¦<text:line-break/>§<text:line-break/>¨<text:line-break/>©<text:line-break/>ª<text:line-break/>«<text:line-break/>¬<text:line-break/>­<text:line-break/>®<text:line-break/>¯</text:p>
                      </table:table-cell>
                      <table:table-cell table:style-name="Tabla11.A1" office:value-type="string">
                        <text:p text:style-name="Table_20_Contents">&amp;#160;<text:line-break/>&amp;#161;<text:line-break/>&amp;#162;<text:line-break/>&amp;#163;<text:line-break/>&amp; #164;<text:line-break/>&amp;#165;<text:line-break/>&amp;#166;<text:line-break/>&amp;#167;<text:line-break/>&amp; #168;<text:line-break/>&amp;#169;<text:line-break/>&amp;#170;<text:line-break/>&amp;#171;<text:line-break/>&amp; #172;<text:line-break/>&amp;#173;<text:line-break/>&amp;#174;<text:line-break/>&amp;#175;</text:p>
                      </table:table-cell>
                      <table:table-cell table:style-name="Tabla11.A1" office:value-type="string">
                        <text:p text:style-name="Table_20_Contents">&amp;nbsp;<text:line-break/>&amp;iexcl;<text:line-break/>&amp;cent;<text:line-break/>&amp;pound;<text:line-break/>&amp; curren;<text:line-break/>&amp;yen;<text:line-break/>&amp;brvbar;<text:line-break/>&amp;sect;<text:line-break/>&amp; uml;<text:line-break/>&amp;copy;<text:line-break/>&amp;ordf;<text:line-break/>&amp;laquo;<text:line-break/>&amp; not;<text:line-break/>&amp;shy;<text:line-break/>&amp;reg;<text:line-break/>&amp;macr;</text:p>
                      </table:table-cell>
                      <table:table-cell table:style-name="Tabla11.A1" office:value-type="string">
                        <text:p text:style-name="Table_20_Contents">espacio sin separación<text:line-break/>signo de apertura de exclamación<text:line-break/>signo de centavo<text:line-break/>signo de Libra Esterlina<text:line-break/>signo de divisa general<text:line-break/>signo de yen<text:line-break/>barra vertical partida<text:line-break/>signo de sección<text:line-break/>diéresis - umlaut<text:line-break/>signo de derechos de autor - copyright<text:line-break/>género feminino - indicador ordinal f.<text:line-break/>comillas anguladas de apertura<text:line-break/>signo de no - símbolo lógico<text:line-break/>guión débil<text:line-break/>signo de marca registrada<text:line-break/>macrón - raya alta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2" table:style-name="Tabla12">
                    <table:table-column table:style-name="Tabla12.A"/>
                    <table:table-column table:style-name="Tabla12.B"/>
                    <table:table-column table:style-name="Tabla12.C"/>
                    <table:table-column table:style-name="Tabla12.D"/>
                    <table:table-column table:style-name="Tabla12.E"/>
                    <table:table-column table:style-name="Tabla12.F"/>
                    <table:table-row>
                      <table:table-cell table:style-name="Tabla12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12.A1" office:value-type="string">
                        <text:p text:style-name="Table_20_Contents"> </text:p>
                      </table:table-cell>
                      <table:table-cell table:style-name="Tabla12.A1" office:value-type="string">
                        <text:p text:style-name="P1">HTML</text:p>
                      </table:table-cell>
                      <table:table-cell table:style-name="Tabla12.A1" office:value-type="string">
                        <text:p text:style-name="P1">HTML</text:p>
                      </table:table-cell>
                      <table:table-cell table:style-name="Tabla12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2.A1" office:value-type="string">
                        <text:p text:style-name="P2">Dec</text:p>
                      </table:table-cell>
                      <table:table-cell table:style-name="Tabla12.A1" office:value-type="string">
                        <text:p text:style-name="P2">Hex</text:p>
                      </table:table-cell>
                      <table:table-cell table:style-name="Tabla12.A1" office:value-type="string">
                        <text:p text:style-name="P2">Símbolo</text:p>
                      </table:table-cell>
                      <table:table-cell table:style-name="Tabla12.A1" office:value-type="string">
                        <text:p text:style-name="P1">Numero</text:p>
                      </table:table-cell>
                      <table:table-cell table:style-name="Tabla12.A1" office:value-type="string">
                        <text:p text:style-name="P1">Nombre</text:p>
                      </table:table-cell>
                      <table:table-cell table:style-name="Tabla12.A1" office:value-type="string">
                        <text:p text:style-name="P3"/>
                      </table:table-cell>
                    </table:table-row>
                    <table:table-row>
                      <table:table-cell table:style-name="Tabla12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2.A1" office:value-type="string">
                        <text:p text:style-name="P4">176<text:line-break/>177<text:line-break/>178<text:line-break/>179<text:line-break/>180<text:line-break/>181<text:line-break/>182<text:line-break/>183<text:line-break/>184<text:line-break/>185<text:line-break/>186<text:line-break/>187<text:line-break/>188<text:line-break/>189<text:line-break/>190<text:line-break/>191</text:p>
                      </table:table-cell>
                      <table:table-cell table:style-name="Tabla12.A1" office:value-type="string">
                        <text:p text:style-name="P4">B0<text:line-break/>B1<text:line-break/>B2<text:line-break/>B3<text:line-break/>B4<text:line-break/>B5<text:line-break/>B6<text:line-break/>B7<text:line-break/>B8<text:line-break/>B9<text:line-break/>BA<text:line-break/>BB<text:line-break/>BC<text:line-break/>BD<text:line-break/>BE<text:line-break/>BF</text:p>
                      </table:table-cell>
                      <table:table-cell table:style-name="Tabla12.A1" office:value-type="string">
                        <text:p text:style-name="P4">°<text:line-break/>±<text:line-break/>²<text:line-break/>³<text:line-break/>´<text:line-break/>µ<text:line-break/>¶<text:line-break/>·<text:line-break/>¸<text:line-break/>¹<text:line-break/>º<text:line-break/>»<text:line-break/>¼<text:line-break/>½<text:line-break/>¾<text:line-break/>¿</text:p>
                      </table:table-cell>
                      <table:table-cell table:style-name="Tabla12.A1" office:value-type="string">
                        <text:p text:style-name="Table_20_Contents">&amp;#176;<text:line-break/>&amp;#177;<text:line-break/>&amp;#178;<text:line-break/>&amp;#179;<text:line-break/>&amp; #180;<text:line-break/>&amp;#181;<text:line-break/>&amp;#182;<text:line-break/>&amp;#183;<text:line-break/>&amp; #184;<text:line-break/>&amp;#185;<text:line-break/>&amp;#186;<text:line-break/>&amp;#187;<text:line-break/>&amp; #188;<text:line-break/>&amp;#189;<text:line-break/>&amp;#190;<text:line-break/>&amp;#191;</text:p>
                      </table:table-cell>
                      <table:table-cell table:style-name="Tabla12.A1" office:value-type="string">
                        <text:p text:style-name="Table_20_Contents">&amp;deg;<text:line-break/>&amp;plusmn;<text:line-break/>&amp;sup2;<text:line-break/>&amp;sup3;<text:line-break/>&amp; acute;<text:line-break/>&amp;micro;<text:line-break/>&amp;para;<text:line-break/>&amp;middot;<text:line-break/>&amp; cedil;<text:line-break/>&amp;sup1;<text:line-break/>&amp;ordm;<text:line-break/>&amp;raquo;<text:line-break/>&amp; frac14;<text:line-break/>&amp;frac12;<text:line-break/>&amp;frac34;<text:line-break/>&amp;iquest;</text:p>
                      </table:table-cell>
                      <table:table-cell table:style-name="Tabla12.A1" office:value-type="string">
                        <text:p text:style-name="Table_20_Contents">signo de grado<text:line-break/>signo de más o menos<text:line-break/>superíndice dos - cuadrado<text:line-break/>superíndice tres - cúbico<text:line-break/>acento agudo - agudo espaciado<text:line-break/>signo de micro<text:line-break/>signo de fin de párrafo<text:line-break/>punto medio - coma Georgiana<text:line-break/>cedilla<text:line-break/>superíndice uno<text:line-break/>género masculino - indicador ordinal m.<text:line-break/>comillas anguladas de cierre<text:line-break/>fracción un cuarto<text:line-break/>fracción medio - mitad<text:line-break/>fracción tres cuartos<text:line-break/>signo de interrogación - apertura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3" table:style-name="Tabla13">
                    <table:table-column table:style-name="Tabla13.A"/>
                    <table:table-column table:style-name="Tabla13.B"/>
                    <table:table-column table:style-name="Tabla13.C"/>
                    <table:table-column table:style-name="Tabla13.D"/>
                    <table:table-column table:style-name="Tabla13.E"/>
                    <table:table-column table:style-name="Tabla13.F"/>
                    <table:table-row>
                      <table:table-cell table:style-name="Tabla13.A1" table:number-columns-spanned="2" office:value-type="string">
                        <text:p text:style-name="P2"><text:soft-page-break/>ASCII</text:p>
                      </table:table-cell>
                      <table:covered-table-cell/>
                      <table:table-cell table:style-name="Tabla13.A1" office:value-type="string">
                        <text:p text:style-name="Table_20_Contents"> </text:p>
                      </table:table-cell>
                      <table:table-cell table:style-name="Tabla13.A1" office:value-type="string">
                        <text:p text:style-name="P1">HTML</text:p>
                      </table:table-cell>
                      <table:table-cell table:style-name="Tabla13.A1" office:value-type="string">
                        <text:p text:style-name="P1">HTML</text:p>
                      </table:table-cell>
                      <table:table-cell table:style-name="Tabla13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3.A1" office:value-type="string">
                        <text:p text:style-name="P2">Dec</text:p>
                      </table:table-cell>
                      <table:table-cell table:style-name="Tabla13.A1" office:value-type="string">
                        <text:p text:style-name="P2">Hex</text:p>
                      </table:table-cell>
                      <table:table-cell table:style-name="Tabla13.A1" office:value-type="string">
                        <text:p text:style-name="P2">Símbolo</text:p>
                      </table:table-cell>
                      <table:table-cell table:style-name="Tabla13.A1" office:value-type="string">
                        <text:p text:style-name="P1">Numero</text:p>
                      </table:table-cell>
                      <table:table-cell table:style-name="Tabla13.A1" office:value-type="string">
                        <text:p text:style-name="P1">Nombre</text:p>
                      </table:table-cell>
                      <table:table-cell table:style-name="Tabla13.A1" office:value-type="string">
                        <text:p text:style-name="P3"/>
                      </table:table-cell>
                    </table:table-row>
                    <table:table-row>
                      <table:table-cell table:style-name="Tabla13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3.A1" office:value-type="string">
                        <text:p text:style-name="P4">192<text:line-break/>193<text:line-break/>194<text:line-break/>195<text:line-break/>196<text:line-break/>197<text:line-break/>198<text:line-break/>199<text:line-break/>200<text:line-break/>201<text:line-break/>202<text:line-break/>203<text:line-break/>204<text:line-break/>205<text:line-break/>206<text:line-break/>207</text:p>
                      </table:table-cell>
                      <table:table-cell table:style-name="Tabla13.A1" office:value-type="string">
                        <text:p text:style-name="P4">C0<text:line-break/>C1<text:line-break/>C2<text:line-break/>C3<text:line-break/>C4<text:line-break/>C5<text:line-break/>C6<text:line-break/>C7<text:line-break/>C8<text:line-break/>C9<text:line-break/>CA<text:line-break/>CB<text:line-break/>CC<text:line-break/>CD<text:line-break/>CE<text:line-break/>CF</text:p>
                      </table:table-cell>
                      <table:table-cell table:style-name="Tabla13.A1" office:value-type="string">
                        <text:p text:style-name="P4">À<text:line-break/>Á<text:line-break/>Â<text:line-break/>Ã<text:line-break/>Ä<text:line-break/>Å<text:line-break/>Æ<text:line-break/>Ç<text:line-break/>È<text:line-break/>É<text:line-break/>Ê<text:line-break/>Ë<text:line-break/>Ì<text:line-break/>Í<text:line-break/>Î<text:line-break/>Ï</text:p>
                      </table:table-cell>
                      <table:table-cell table:style-name="Tabla13.A1" office:value-type="string">
                        <text:p text:style-name="Table_20_Contents">&amp;#192;<text:line-break/>&amp;#193;<text:line-break/>&amp;#194;<text:line-break/>&amp;#195;<text:line-break/>&amp; #196;<text:line-break/>&amp;#197;<text:line-break/>&amp;#198;<text:line-break/>&amp;#199;<text:line-break/>&amp; #200;<text:line-break/>&amp;#201;<text:line-break/>&amp;#202;<text:line-break/>&amp;#203;<text:line-break/>&amp; #204;<text:line-break/>&amp;#205;<text:line-break/>&amp;#206;<text:line-break/>&amp;#207;</text:p>
                      </table:table-cell>
                      <table:table-cell table:style-name="Tabla13.A1" office:value-type="string">
                        <text:p text:style-name="Table_20_Contents">&amp;Agrave;<text:line-break/>&amp;Aacute;<text:line-break/>&amp;Acirc;<text:line-break/>&amp;Atilde;<text:line-break/>&amp; Auml;<text:line-break/>&amp;Aring;<text:line-break/>&amp;AElig;<text:line-break/>&amp;Ccedil;<text:line-break/>&amp; Egrave;<text:line-break/>&amp;Eacute;<text:line-break/>&amp;Ecirc;<text:line-break/>&amp;Euml;<text:line-break/>&amp; Igrave;<text:line-break/>&amp;Iacute;<text:line-break/>&amp;Icirc;<text:line-break/>&amp;Iuml;</text:p>
                      </table:table-cell>
                      <table:table-cell table:style-name="Tabla13.A1" office:value-type="string">
                        <text:p text:style-name="Table_20_Contents">A mayúscula con acento grave<text:line-break/>A mayúscula con acento agudo<text:line-break/>A mayúscula con acento circunflejo<text:line-break/>A mayúscula con tilde<text:line-break/>A mayúscula con diéresis<text:line-break/>A mayúscula con anillo<text:line-break/>diptongo AE mayúscula (ligadura)<text:line-break/>C cedilla mayúscula<text:line-break/>E mayúscula con acento grave<text:line-break/>E mayúscula con acento agudo<text:line-break/>E mayúscula con acento circunflejo<text:line-break/>E mayúscula con diéresis<text:line-break/>I mayúscula con acento grave<text:line-break/>I mayúscula con acento agudo<text:line-break/>I mayúscula con acento circunflejo<text:line-break/>I mayúscula con diéresis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4" table:style-name="Tabla14">
                    <table:table-column table:style-name="Tabla14.A"/>
                    <table:table-column table:style-name="Tabla14.B"/>
                    <table:table-column table:style-name="Tabla14.C"/>
                    <table:table-column table:style-name="Tabla14.D"/>
                    <table:table-column table:style-name="Tabla14.E"/>
                    <table:table-column table:style-name="Tabla14.F"/>
                    <table:table-row>
                      <table:table-cell table:style-name="Tabla14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14.A1" office:value-type="string">
                        <text:p text:style-name="Table_20_Contents"> </text:p>
                      </table:table-cell>
                      <table:table-cell table:style-name="Tabla14.A1" office:value-type="string">
                        <text:p text:style-name="P1">HTML</text:p>
                      </table:table-cell>
                      <table:table-cell table:style-name="Tabla14.A1" office:value-type="string">
                        <text:p text:style-name="P1">HTML</text:p>
                      </table:table-cell>
                      <table:table-cell table:style-name="Tabla14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4.A1" office:value-type="string">
                        <text:p text:style-name="P2">Dec</text:p>
                      </table:table-cell>
                      <table:table-cell table:style-name="Tabla14.A1" office:value-type="string">
                        <text:p text:style-name="P2">Hex</text:p>
                      </table:table-cell>
                      <table:table-cell table:style-name="Tabla14.A1" office:value-type="string">
                        <text:p text:style-name="P2">Símbolo</text:p>
                      </table:table-cell>
                      <table:table-cell table:style-name="Tabla14.A1" office:value-type="string">
                        <text:p text:style-name="P1">Numero</text:p>
                      </table:table-cell>
                      <table:table-cell table:style-name="Tabla14.A1" office:value-type="string">
                        <text:p text:style-name="P1">Nombre</text:p>
                      </table:table-cell>
                      <table:table-cell table:style-name="Tabla14.A1" office:value-type="string">
                        <text:p text:style-name="P3"/>
                      </table:table-cell>
                    </table:table-row>
                    <table:table-row>
                      <table:table-cell table:style-name="Tabla14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4.A1" office:value-type="string">
                        <text:p text:style-name="P4">208<text:line-break/>209<text:line-break/>210<text:line-break/>211<text:line-break/>212<text:line-break/>213<text:line-break/>214<text:line-break/>215<text:line-break/>216<text:line-break/>217<text:line-break/>218<text:line-break/>219<text:line-break/>220<text:line-break/>221<text:line-break/>222<text:line-break/>223</text:p>
                      </table:table-cell>
                      <table:table-cell table:style-name="Tabla14.A1" office:value-type="string">
                        <text:p text:style-name="P4">D0<text:line-break/>D1<text:line-break/>D2<text:line-break/>D3<text:line-break/>D4<text:line-break/>D5<text:line-break/>D6<text:line-break/>D7<text:line-break/>D8<text:line-break/>D9<text:line-break/>DA<text:line-break/>DB<text:line-break/>DC<text:line-break/>DD<text:line-break/>DE<text:line-break/>DF</text:p>
                      </table:table-cell>
                      <table:table-cell table:style-name="Tabla14.A1" office:value-type="string">
                        <text:p text:style-name="P4">Ð<text:line-break/>Ñ<text:line-break/>Ò<text:line-break/>Ó<text:line-break/>Ô<text:line-break/>Õ<text:line-break/>Ö<text:line-break/>×<text:line-break/>Ø<text:line-break/>Ù<text:line-break/>Ú<text:line-break/>Û<text:line-break/>Ü<text:line-break/>Ý<text:line-break/>Þ<text:line-break/>ß</text:p>
                      </table:table-cell>
                      <table:table-cell table:style-name="Tabla14.A1" office:value-type="string">
                        <text:p text:style-name="Table_20_Contents">&amp;#208;<text:line-break/>&amp;#209;<text:line-break/>&amp;#210;<text:line-break/>&amp;#211;<text:line-break/>&amp; #212;<text:line-break/>&amp;#213;<text:line-break/>&amp;#214;<text:line-break/>&amp;#215;<text:line-break/>&amp; #216;<text:line-break/>&amp;#217;<text:line-break/>&amp;#218;<text:line-break/>&amp;#219;<text:line-break/>&amp; #220;<text:line-break/>&amp;#221;<text:line-break/>&amp;#222;<text:line-break/>&amp;#223;</text:p>
                      </table:table-cell>
                      <table:table-cell table:style-name="Tabla14.A1" office:value-type="string">
                        <text:p text:style-name="Table_20_Contents">&amp;ETH;<text:line-break/>&amp;Ntilde;<text:line-break/>&amp;Ograve;<text:line-break/>&amp;Oacute;<text:line-break/>&amp; Ocirc;<text:line-break/>&amp;Otilde;<text:line-break/>&amp;Ouml;<text:line-break/>&amp;times;<text:line-break/>&amp; Oslash;<text:line-break/>&amp;Ugrave;<text:line-break/>&amp;Uacute;<text:line-break/>&amp;Ucirc;<text:line-break/>&amp; Uuml;<text:line-break/>&amp;Yacute;<text:line-break/>&amp;THORN;<text:line-break/>&amp;szlig;</text:p>
                      </table:table-cell>
                      <table:table-cell table:style-name="Tabla14.A1" office:value-type="string">
                        <text:p text:style-name="Table_20_Contents">ETH islandesa mayúscula<text:line-break/>N mayúscula con tilde - eñe mayúscula<text:line-break/>O mayúscula con acento grave<text:line-break/>O mayúscula con acento agudo<text:line-break/>O mayúscula con acento circunflejo<text:line-break/>O mayúscula con tilde<text:line-break/>O mayúscula con diéresis<text:line-break/>signo de multiplicación<text:line-break/>O mayúscula with slash<text:line-break/>U mayúscula con acento grave<text:line-break/>U mayúscula con acento agudo<text:line-break/>U mayúscula con acento circunflejo<text:line-break/>U mayúscula con diéresis<text:line-break/>Y mayúscula con acento agudo<text:line-break/>THORN islandesa mayúscula<text:line-break/>s minúscula (alemán) - Beta minúscula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5" table:style-name="Tabla15">
                    <table:table-column table:style-name="Tabla15.A"/>
                    <table:table-column table:style-name="Tabla15.B"/>
                    <table:table-column table:style-name="Tabla15.C"/>
                    <table:table-column table:style-name="Tabla15.D"/>
                    <table:table-column table:style-name="Tabla15.E"/>
                    <table:table-column table:style-name="Tabla15.F"/>
                    <table:table-row>
                      <table:table-cell table:style-name="Tabla15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15.A1" office:value-type="string">
                        <text:p text:style-name="Table_20_Contents"> </text:p>
                      </table:table-cell>
                      <table:table-cell table:style-name="Tabla15.A1" office:value-type="string">
                        <text:p text:style-name="P1">HTML</text:p>
                      </table:table-cell>
                      <table:table-cell table:style-name="Tabla15.A1" office:value-type="string">
                        <text:p text:style-name="P1">HTML</text:p>
                      </table:table-cell>
                      <table:table-cell table:style-name="Tabla15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5.A1" office:value-type="string">
                        <text:p text:style-name="P2">Dec</text:p>
                      </table:table-cell>
                      <table:table-cell table:style-name="Tabla15.A1" office:value-type="string">
                        <text:p text:style-name="P2">Hex</text:p>
                      </table:table-cell>
                      <table:table-cell table:style-name="Tabla15.A1" office:value-type="string">
                        <text:p text:style-name="P2">Símbolo</text:p>
                      </table:table-cell>
                      <table:table-cell table:style-name="Tabla15.A1" office:value-type="string">
                        <text:p text:style-name="P1">Numero</text:p>
                      </table:table-cell>
                      <table:table-cell table:style-name="Tabla15.A1" office:value-type="string">
                        <text:p text:style-name="P1">Nombre</text:p>
                      </table:table-cell>
                      <table:table-cell table:style-name="Tabla15.A1" office:value-type="string">
                        <text:p text:style-name="P3"/>
                      </table:table-cell>
                    </table:table-row>
                    <table:table-row>
                      <table:table-cell table:style-name="Tabla15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5.A1" office:value-type="string">
                        <text:p text:style-name="P4">224<text:line-break/>225<text:line-break/>226<text:line-break/>227<text:line-break/>228<text:line-break/>229<text:line-break/>230<text:line-break/>231<text:line-break/><text:soft-page-break/>232<text:line-break/>233<text:line-break/>234<text:line-break/>235<text:line-break/>236<text:line-break/>237<text:line-break/>238<text:line-break/>239</text:p>
                      </table:table-cell>
                      <table:table-cell table:style-name="Tabla15.A1" office:value-type="string">
                        <text:p text:style-name="P4">E0<text:line-break/>E1<text:line-break/>E2<text:line-break/>E3<text:line-break/>E4<text:line-break/>E5<text:line-break/>E6<text:line-break/>E7<text:line-break/>E8<text:line-break/>E9<text:line-break/>EA<text:line-break/>EB<text:line-break/>EC<text:line-break/>ED<text:line-break/>EE<text:line-break/>EF</text:p>
                      </table:table-cell>
                      <table:table-cell table:style-name="Tabla15.A1" office:value-type="string">
                        <text:p text:style-name="P4">à<text:line-break/>á<text:line-break/>â<text:line-break/>ã<text:line-break/>ä<text:line-break/>å<text:line-break/>æ<text:line-break/>ç<text:line-break/>è<text:line-break/>é<text:line-break/>ê<text:line-break/>ë<text:line-break/>ì<text:line-break/>í<text:line-break/>î<text:line-break/>ï</text:p>
                      </table:table-cell>
                      <table:table-cell table:style-name="Tabla15.A1" office:value-type="string">
                        <text:p text:style-name="Table_20_Contents">&amp;#224;<text:line-break/>&amp;#225;<text:line-break/>&amp;#226;<text:line-break/>&amp;#227;<text:line-break/>&amp; #228;<text:line-break/>&amp;#229;<text:line-break/>&amp;#230;<text:line-break/>&amp;#231;<text:line-break/>&amp; #232;<text:line-break/>&amp;#233;<text:line-break/>&amp;#234;<text:line-break/>&amp;#235;<text:line-break/>&amp; #236;<text:line-break/>&amp;#237;<text:line-break/>&amp;#238;<text:line-break/>&amp;#239;</text:p>
                      </table:table-cell>
                      <table:table-cell table:style-name="Tabla15.A1" office:value-type="string">
                        <text:p text:style-name="Table_20_Contents">&amp;agrave;<text:line-break/>&amp;aacute;<text:line-break/>&amp;acirc;<text:line-break/>&amp;atilde;<text:line-break/>&amp; auml;<text:line-break/>&amp;aring;<text:line-break/>&amp;aelig;<text:line-break/>&amp;ccedil;<text:line-break/>&amp; egrave;<text:line-break/>&amp;eacute;<text:line-break/>&amp;ecirc;<text:line-break/>&amp;euml;<text:line-break/>&amp; igrave;<text:line-break/>&amp;iacute;<text:line-break/>&amp;icirc;<text:line-break/>&amp;iuml;</text:p>
                      </table:table-cell>
                      <table:table-cell table:style-name="Tabla15.A1" office:value-type="string">
                        <text:p text:style-name="Table_20_Contents">a minúscula con acento grave<text:line-break/>a minúscula con acento agudo<text:line-break/>a minúscula con acento circunflejo<text:line-break/>a minúscula con tilde<text:line-break/>a minúscula con diéresis<text:line-break/>a minúscula con anillo<text:line-break/>diptongo ae minúscula (ligadura)<text:line-break/>c cedilla minúscula<text:line-break/>e minúscula con acento grave<text:line-break/>e minúscula con acento agudo<text:line-break/>e minúscula con acento circunflejo<text:line-break/>e minúscula con diéresis<text:line-break/>i minúscula con acento grave<text:line-break/>i minúscula con acento agudo<text:line-break/>i minúscula con acento circunflejo<text:line-break/>i minúscula con diéresis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6" table:style-name="Tabla16">
                    <table:table-column table:style-name="Tabla16.A"/>
                    <table:table-column table:style-name="Tabla16.B"/>
                    <table:table-column table:style-name="Tabla16.C"/>
                    <table:table-column table:style-name="Tabla16.D"/>
                    <table:table-column table:style-name="Tabla16.E"/>
                    <table:table-column table:style-name="Tabla16.F"/>
                    <table:table-row>
                      <table:table-cell table:style-name="Tabla16.A1" table:number-columns-spanned="2" office:value-type="string">
                        <text:p text:style-name="P2">ASCII</text:p>
                      </table:table-cell>
                      <table:covered-table-cell/>
                      <table:table-cell table:style-name="Tabla16.A1" office:value-type="string">
                        <text:p text:style-name="Table_20_Contents"> </text:p>
                      </table:table-cell>
                      <table:table-cell table:style-name="Tabla16.A1" office:value-type="string">
                        <text:p text:style-name="P1">HTML</text:p>
                      </table:table-cell>
                      <table:table-cell table:style-name="Tabla16.A1" office:value-type="string">
                        <text:p text:style-name="P1">HTML</text:p>
                      </table:table-cell>
                      <table:table-cell table:style-name="Tabla16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6.A1" office:value-type="string">
                        <text:p text:style-name="P2">Dec</text:p>
                      </table:table-cell>
                      <table:table-cell table:style-name="Tabla16.A1" office:value-type="string">
                        <text:p text:style-name="P2">Hex</text:p>
                      </table:table-cell>
                      <table:table-cell table:style-name="Tabla16.A1" office:value-type="string">
                        <text:p text:style-name="P2">Símbolo</text:p>
                      </table:table-cell>
                      <table:table-cell table:style-name="Tabla16.A1" office:value-type="string">
                        <text:p text:style-name="P1">Numero</text:p>
                      </table:table-cell>
                      <table:table-cell table:style-name="Tabla16.A1" office:value-type="string">
                        <text:p text:style-name="P1">Nombre</text:p>
                      </table:table-cell>
                      <table:table-cell table:style-name="Tabla16.A1" office:value-type="string">
                        <text:p text:style-name="P3"/>
                      </table:table-cell>
                    </table:table-row>
                    <table:table-row>
                      <table:table-cell table:style-name="Tabla16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6.A1" office:value-type="string">
                        <text:p text:style-name="P4">240<text:line-break/>241<text:line-break/>242<text:line-break/>243<text:line-break/>244<text:line-break/>245<text:line-break/>246<text:line-break/>247<text:line-break/>248<text:line-break/>249<text:line-break/>250<text:line-break/>251<text:line-break/>252<text:line-break/>253<text:line-break/>254<text:line-break/>255</text:p>
                      </table:table-cell>
                      <table:table-cell table:style-name="Tabla16.A1" office:value-type="string">
                        <text:p text:style-name="P4">F0<text:line-break/>F1<text:line-break/>F2<text:line-break/>F3<text:line-break/>F4<text:line-break/>F5<text:line-break/>F6<text:line-break/>F7<text:line-break/>F8<text:line-break/>F9<text:line-break/>FA<text:line-break/>FB<text:line-break/>FC<text:line-break/>FD<text:line-break/>FE<text:line-break/>FF</text:p>
                      </table:table-cell>
                      <table:table-cell table:style-name="Tabla16.A1" office:value-type="string">
                        <text:p text:style-name="P4">ð<text:line-break/>ñ<text:line-break/>ò<text:line-break/>ó<text:line-break/>ô<text:line-break/>õ<text:line-break/>ö<text:line-break/>÷<text:line-break/>ø<text:line-break/>ù<text:line-break/>ú<text:line-break/>û<text:line-break/>ü<text:line-break/>ý<text:line-break/>þ<text:line-break/>ÿ</text:p>
                      </table:table-cell>
                      <table:table-cell table:style-name="Tabla16.A1" office:value-type="string">
                        <text:p text:style-name="Table_20_Contents">&amp;#240;<text:line-break/>&amp;#241;<text:line-break/>&amp;#242;<text:line-break/>&amp;#243;<text:line-break/>&amp; #244;<text:line-break/>&amp;#245;<text:line-break/>&amp;#246;<text:line-break/>&amp;#247;<text:line-break/>&amp; #248;<text:line-break/>&amp;#249;<text:line-break/>&amp;#250;<text:line-break/>&amp;#251;<text:line-break/>&amp; #252;<text:line-break/>&amp;#253;<text:line-break/>&amp;#254;<text:line-break/>&amp;#255;</text:p>
                      </table:table-cell>
                      <table:table-cell table:style-name="Tabla16.A1" office:value-type="string">
                        <text:p text:style-name="Table_20_Contents">&amp;eth;<text:line-break/>&amp;ntilde;<text:line-break/>&amp;ograve;<text:line-break/>&amp;oacute;<text:line-break/>&amp; ocirc;<text:line-break/>&amp;otilde;<text:line-break/>&amp;ouml;<text:line-break/>&amp;divide;<text:line-break/>&amp; oslash;<text:line-break/>&amp;ugrave;<text:line-break/>&amp;uacute;<text:line-break/>&amp;ucirc;<text:line-break/>&amp; uuml;<text:line-break/>&amp;yacute;<text:line-break/>&amp;thorn;<text:line-break/>&amp;yuml;</text:p>
                      </table:table-cell>
                      <table:table-cell table:style-name="Tabla16.A1" office:value-type="string">
                        <text:p text:style-name="Table_20_Contents">eth islandesa minúscula<text:line-break/>eñe minúscula - n minúscula con tilde<text:line-break/>o minúscula con acento grave<text:line-break/>o minúscula con acento agudo<text:line-break/>o minúscula con acento circunflejo<text:line-break/>o minúscula con tilde<text:line-break/>o minúscula con diéresis<text:line-break/>signo de división <text:line-break/>o barrada minúscula<text:line-break/>u minúscula con acento grave<text:line-break/>u minúscula con acento agudo<text:line-break/>u minúscula con acento circunflejo<text:line-break/>u minúscula con diéresis<text:line-break/>y minúscula con acento agudo<text:line-break/>thorn islandesa minúscula<text:line-break/>y minúscula con diéresis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ext:p text:style-name="Table_20_Contents"> HTML 4.01, ISO 10646, ISO 8879, alfabeto romano extendido A y B,<text:line-break/> Soporte para browsers: Internet Explorer &gt; 4, Netscape &gt; 4</text:p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7" table:style-name="Tabla17">
                    <table:table-column table:style-name="Tabla17.A"/>
                    <table:table-column table:style-name="Tabla17.B"/>
                    <table:table-column table:style-name="Tabla17.C"/>
                    <table:table-column table:style-name="Tabla17.D" table:number-columns-repeated="2"/>
                    <table:table-column table:style-name="Tabla17.F"/>
                    <table:table-row>
                      <table:table-cell table:style-name="Tabla17.A1" table:number-columns-spanned="2" office:value-type="string">
                        <text:p text:style-name="P4"> </text:p>
                      </table:table-cell>
                      <table:covered-table-cell/>
                      <table:table-cell table:style-name="Tabla17.A1" office:value-type="string">
                        <text:p text:style-name="Table_20_Contents"> </text:p>
                      </table:table-cell>
                      <table:table-cell table:style-name="Tabla17.A1" office:value-type="string">
                        <text:p text:style-name="P1">HTML</text:p>
                      </table:table-cell>
                      <table:table-cell table:style-name="Tabla17.A1" office:value-type="string">
                        <text:p text:style-name="P1">HTML</text:p>
                      </table:table-cell>
                      <table:table-cell table:style-name="Tabla17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7.A1" office:value-type="string">
                        <text:p text:style-name="P2">Dec</text:p>
                      </table:table-cell>
                      <table:table-cell table:style-name="Tabla17.A1" office:value-type="string">
                        <text:p text:style-name="P2">Hex</text:p>
                      </table:table-cell>
                      <table:table-cell table:style-name="Tabla17.A1" office:value-type="string">
                        <text:p text:style-name="P2">Símbolo</text:p>
                      </table:table-cell>
                      <table:table-cell table:style-name="Tabla17.A1" office:value-type="string">
                        <text:p text:style-name="P1">Numero</text:p>
                      </table:table-cell>
                      <table:table-cell table:style-name="Tabla17.A1" office:value-type="string">
                        <text:p text:style-name="P1">Nombre</text:p>
                      </table:table-cell>
                      <table:table-cell table:style-name="Tabla17.A1" office:value-type="string">
                        <text:p text:style-name="P3"/>
                      </table:table-cell>
                    </table:table-row>
                    <table:table-row>
                      <table:table-cell table:style-name="Tabla17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7.A1" office:value-type="string">
                        <text:p text:style-name="P4">338<text:line-break/>339<text:line-break/>352<text:line-break/>353<text:line-break/>376<text:line-break/>402</text:p>
                      </table:table-cell>
                      <table:table-cell table:style-name="Tabla17.A1" office:value-type="string">
                        <text:p text:style-name="P4">152<text:line-break/>153<text:line-break/>160<text:line-break/>161<text:line-break/>178<text:line-break/>192</text:p>
                      </table:table-cell>
                      <table:table-cell table:style-name="Tabla17.A1" office:value-type="string">
                        <text:p text:style-name="P4">Œ<text:line-break/>œ<text:line-break/>Š<text:line-break/>š<text:line-break/>Ÿ<text:line-break/>ƒ</text:p>
                      </table:table-cell>
                      <table:table-cell table:style-name="Tabla17.A1" office:value-type="string">
                        <text:p text:style-name="Table_20_Contents">&amp;#338;<text:line-break/>&amp;#339;<text:line-break/>&amp;#352;<text:line-break/>&amp;#353;<text:line-break/>&amp; #376;<text:line-break/>&amp;#402;</text:p>
                      </table:table-cell>
                      <table:table-cell table:style-name="Tabla17.A1" office:value-type="string">
                        <text:p text:style-name="Table_20_Contents"><text:line-break/><text:line-break/><text:line-break/><text:line-break/></text:p>
                      </table:table-cell>
                      <table:table-cell table:style-name="Tabla17.A1" office:value-type="string">
                        <text:p text:style-name="Table_20_Contents">OE mayúscula (ligadura)<text:line-break/>oe minúscula (ligadura)<text:line-break/>S mayúscula con caron<text:line-break/>s minúscula con caron - acento hacek<text:line-break/>Y mayúscula con diéresis<text:line-break/>f minúscula itálica - signo de función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a2.A1" office:value-type="string">
                  <text:p text:style-name="Table_20_Contents"/>
                  <table:table table:name="Tabla18" table:style-name="Tabla18">
                    <table:table-column table:style-name="Tabla18.A"/>
                    <table:table-column table:style-name="Tabla18.B"/>
                    <table:table-column table:style-name="Tabla18.C"/>
                    <table:table-column table:style-name="Tabla18.D"/>
                    <table:table-column table:style-name="Tabla18.E"/>
                    <table:table-column table:style-name="Tabla18.F"/>
                    <table:table-row>
                      <table:table-cell table:style-name="Tabla18.A1" table:number-columns-spanned="2" office:value-type="string">
                        <text:p text:style-name="P4"> </text:p>
                      </table:table-cell>
                      <table:covered-table-cell/>
                      <table:table-cell table:style-name="Tabla18.A1" office:value-type="string">
                        <text:p text:style-name="Table_20_Contents"> </text:p>
                      </table:table-cell>
                      <table:table-cell table:style-name="Tabla18.A1" office:value-type="string">
                        <text:p text:style-name="P1">HTML</text:p>
                      </table:table-cell>
                      <table:table-cell table:style-name="Tabla18.A1" office:value-type="string">
                        <text:p text:style-name="P1">HTML</text:p>
                      </table:table-cell>
                      <table:table-cell table:style-name="Tabla18.A1" office:value-type="string">
                        <text:p text:style-name="Table_20_Contents"> </text:p>
                      </table:table-cell>
                    </table:table-row>
                    <table:table-row>
                      <table:table-cell table:style-name="Tabla18.A1" office:value-type="string">
                        <text:p text:style-name="P2">Dec</text:p>
                      </table:table-cell>
                      <table:table-cell table:style-name="Tabla18.A1" office:value-type="string">
                        <text:p text:style-name="P2">Hex</text:p>
                      </table:table-cell>
                      <table:table-cell table:style-name="Tabla18.A1" office:value-type="string">
                        <text:p text:style-name="P2">Símbolo</text:p>
                      </table:table-cell>
                      <table:table-cell table:style-name="Tabla18.A1" office:value-type="string">
                        <text:p text:style-name="P1">Numero</text:p>
                      </table:table-cell>
                      <table:table-cell table:style-name="Tabla18.A1" office:value-type="string">
                        <text:p text:style-name="P1">Nombre</text:p>
                      </table:table-cell>
                      <table:table-cell table:style-name="Tabla18.A1" office:value-type="string">
                        <text:p text:style-name="P3"/>
                      </table:table-cell>
                    </table:table-row>
                    <table:table-row>
                      <table:table-cell table:style-name="Tabla18.A1" table:number-columns-spanned="6" office:value-type="string">
                        <text:p text:style-name="Horizontal_20_Line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8.A1" office:value-type="string">
                        <text:p text:style-name="P4">8211<text:line-break/>8212<text:line-break/>8216<text:line-break/>8217<text:line-break/>8218<text:line-break/><text:soft-page-break/>8220<text:line-break/>8221<text:line-break/>8222<text:line-break/>8224<text:line-break/>8225<text:line-break/>8226<text:line-break/>8230<text:line-break/>8240<text:line-break/>8364<text:line-break/>8482</text:p>
                      </table:table-cell>
                      <table:table-cell table:style-name="Tabla18.A1" office:value-type="string">
                        <text:p text:style-name="P4">2013<text:line-break/>2014<text:line-break/>2018<text:line-break/>2019<text:line-break/>201A<text:line-break/>201C<text:line-break/>201D<text:line-break/>201E<text:line-break/>2020<text:line-break/>2021<text:line-break/>2022<text:line-break/>2026<text:line-break/>2030<text:line-break/>20AC<text:line-break/>2122</text:p>
                      </table:table-cell>
                      <table:table-cell table:style-name="Tabla18.A1" office:value-type="string">
                        <text:p text:style-name="P4">–<text:line-break/>—<text:line-break/>‘<text:line-break/>’<text:line-break/>‚<text:line-break/>“<text:line-break/>”<text:line-break/>„<text:line-break/>†<text:line-break/>‡<text:line-break/>•<text:line-break/>…<text:line-break/>‰<text:line-break/>€<text:line-break/>™</text:p>
                      </table:table-cell>
                      <table:table-cell table:style-name="Tabla18.A1" office:value-type="string">
                        <text:p text:style-name="Table_20_Contents">&amp;#8211;<text:line-break/>&amp;#8212;<text:line-break/>&amp;#8216;<text:line-break/>&amp;#8217;<text:line-break/>&amp; #8218;<text:line-break/>&amp;#8220;<text:line-break/>&amp;#8221;<text:line-break/>&amp;#8222;<text:line-break/>&amp; #8224;<text:line-break/>&amp;#8225;<text:line-break/>&amp;#8226;<text:line-break/>&amp;#8230;<text:line-break/>&amp; #8240;<text:line-break/>&amp;#8364;<text:line-break/>&amp;#8482;</text:p>
                      </table:table-cell>
                      <table:table-cell table:style-name="Tabla18.A1" office:value-type="string">
                        <text:p text:style-name="Table_20_Contents"><text:line-break/><text:line-break/><text:line-break/><text:line-break/><text:line-break/><text:line-break/><text:line-break/><text:line-break/><text:line-break/><text:line-break/><text:line-break/><text:line-break/><text:line-break/>&amp;euro;</text:p>
                      </table:table-cell>
                      <table:table-cell table:style-name="Tabla18.A1" office:value-type="string">
                        <text:p text:style-name="Table_20_Contents">raya corta<text:line-break/>raya larga<text:line-break/>comilla izquierda - citación<text:line-break/>comilla derecha - citación<text:line-break/>comilla de citación - baja<text:line-break/>comillas de citación - arriba izquierda<text:line-break/>comillas de citación - arriba derecha<text:line-break/>comillas de citación - abajo<text:line-break/>cruz<text:line-break/>doble cruz<text:line-break/>viñeta - bullet<text:line-break/>puntos suspensivos<text:line-break/>signo de pro mil<text:line-break/>signo de euro<text:line-break/>signo de marca registrada - trade mark</text:p>
                      </table:table-cell>
                    </table:table-row>
                  </table:table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3:56:17.657000000</meta:creation-date>
    <dc:date>2018-06-07T13:57:51.416000000</dc:date>
    <meta:editing-duration>PT1M35S</meta:editing-duration>
    <meta:editing-cycles>1</meta:editing-cycles>
    <meta:document-statistic meta:table-count="18" meta:image-count="0" meta:object-count="0" meta:page-count="7" meta:paragraph-count="258" meta:word-count="2035" meta:character-count="10228" meta:non-whitespace-character-count="8130"/>
    <meta:generator>LibreOffice/5.4.1.2$Windows_x86 LibreOffice_project/ea7cb86e6eeb2bf3a5af73a8f7777ac570321527</meta:generator>
  </office:meta>
</office:document-meta>
</file>